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error" table:style-name="ta1">
        <table:shapes>
          <draw:frame draw:z-index="0" draw:style-name="gr1" draw:text-style-name="P1" svg:width="888.09pt" svg:height="490.17pt" svg:x="160.61pt" svg:y="3pt">
            <draw:object draw:notify-on-update-of-ranges="grapherror.A2:grapherror.A10 grapherror.B1:grapherror.B1 grapherror.B2:grapherror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89.65pt" svg:height="448.75pt" svg:x="162.17pt" svg:y="528.55pt">
            <draw:object draw:notify-on-update-of-ranges="grapherror.A42:grapherror.A42 grapherror.A43:grapherror.A51 grapherror.B42:grapherror.B42 grapherror.B43:grapherror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97.17pt" svg:height="504.62pt" svg:x="160.75pt" svg:y="1014.01pt">
            <draw:object draw:notify-on-update-of-ranges="grapherror.A80:grapherror.A80 grapherror.A81:grapherror.A89 grapherror.B80:grapherror.B80 grapherror.B81:grapherror.B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89.51pt" svg:height="500.34pt" svg:x="160.75pt" svg:y="1551.63pt">
            <draw:object draw:notify-on-update-of-ranges="grapherror.A122:grapherror.A122 grapherror.A123:grapherror.A131 grapherror.B122:grapherror.B122 grapherror.B123:grapherror.B1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88.09pt" svg:height="502.19pt" svg:x="160.61pt" svg:y="2089.39pt">
            <draw:object draw:notify-on-update-of-ranges="grapherror.A164:grapherror.A164 grapherror.A165:grapherror.A173 grapherror.B164:grapherror.B164 grapherror.B165:grapherror.B1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Error Averag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3779899053532" calcext:value-type="float">
            <text:p>0.0153779899053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915281048881423" calcext:value-type="float">
            <text:p>0.0091528104888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77004497637773" calcext:value-type="float">
            <text:p>0.0057700449763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42542862357999" calcext:value-type="float">
            <text:p>0.004254286235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26411317352793" calcext:value-type="float">
            <text:p>0.0032641131735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2839160069786" calcext:value-type="float">
            <text:p>0.00328391600697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231051462811441" calcext:value-type="float">
            <text:p>0.00231051462811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193860007481156" calcext:value-type="float">
            <text:p>0.0019386000748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64885625402949" calcext:value-type="float">
            <text:p>0.001648856254029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Error Averag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939411713153983" calcext:value-type="float">
            <text:p>0.0939411713153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72524863901999" calcext:value-type="float">
            <text:p>0.1725248639019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79119983710651" calcext:value-type="float">
            <text:p>0.17911998371065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07971677839251" calcext:value-type="float">
            <text:p>0.20797167783925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180606051077877" calcext:value-type="float">
            <text:p>0.1806060510778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94529150684818" calcext:value-type="float">
            <text:p>0.19452915068481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201072978921361" calcext:value-type="float">
            <text:p>0.20107297892136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41241603104703" calcext:value-type="float">
            <text:p>0.1412416031047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24316009785656" calcext:value-type="float">
            <text:p>0.224316009785656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Error Averag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36170564367788" calcext:value-type="float">
            <text:p>0.0536170564367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79825050174895" calcext:value-type="float">
            <text:p>0.027982505017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87049418939393" calcext:value-type="float">
            <text:p>0.01870494189393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87251420645614" calcext:value-type="float">
            <text:p>0.01872514206456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122246208603721" calcext:value-type="float">
            <text:p>0.0122246208603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900899284857232" calcext:value-type="float">
            <text:p>0.00900899284857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591790187460576" calcext:value-type="float">
            <text:p>0.00591790187460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672592379672595" calcext:value-type="float">
            <text:p>0.0067259237967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792963469915901" calcext:value-type="float">
            <text:p>0.007929634699159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Error Averag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907754438494385" calcext:value-type="float">
            <text:p>0.0907754438494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201710041966675" calcext:value-type="float">
            <text:p>0.0201710041966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78403056472131" calcext:value-type="float">
            <text:p>0.06784030564721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0941211257476" calcext:value-type="float">
            <text:p>0.01094121125747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701639266037702" calcext:value-type="float">
            <text:p>0.0070163926603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809978102621715" calcext:value-type="float">
            <text:p>0.00809978102621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738088636848371" calcext:value-type="float">
            <text:p>0.00738088636848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75864499703123" calcext:value-type="float">
            <text:p>0.0475864499703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389240648355233" calcext:value-type="float">
            <text:p>0.003892406483552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Error Averag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1928141493261" calcext:value-type="float">
            <text:p>0.319281414932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74512693405787" calcext:value-type="float">
            <text:p>0.2745126934057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20075630492876" calcext:value-type="float">
            <text:p>0.3200756304928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85757490745997" calcext:value-type="float">
            <text:p>0.28575749074599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231488739698747" calcext:value-type="float">
            <text:p>0.2314887396987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290268762521145" calcext:value-type="float">
            <text:p>0.29026876252114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356078602871809" calcext:value-type="float">
            <text:p>0.35607860287180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321028305904217" calcext:value-type="float">
            <text:p>0.3210283059042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14976064417308" calcext:value-type="float">
            <text:p>0.214976064417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3:50:59.203683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4:13:23.595610309</dc:date>
    <meta:editing-duration>PT26M43S</meta:editing-duration>
    <meta:editing-cycles>3</meta:editing-cycles>
    <meta:generator>LibreOffice/6.0.7.3$Linux_X86_64 LibreOffice_project/00m0$Build-3</meta:generator>
    <meta:document-statistic meta:table-count="1" meta:cell-count="1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31cm" svg:height="17.293cm" xlink:href=".." xlink:type="simple" chart:class="chart:scatter" chart:style-name="ch1">
        <chart:title svg:x="11.256cm" svg:y="0.481cm" chart:style-name="ch2">
          <text:p>ICA Error Analysis of a Uniform Distribution</text:p>
        </chart:title>
        <chart:subtitle svg:x="14.47cm" svg:y="1.605cm" chart:style-name="ch3">
          <text:p>Ryan Rosiak</text:p>
        </chart:subtitle>
        <chart:legend chart:legend-position="bottom" svg:x="13.947cm" svg:y="16.694cm" style:legend-expansion="wide" chart:style-name="ch4"/>
        <chart:plot-area chart:style-name="ch5" table:cell-range-address="grapherror.A2:grapherror.B10 grapherror.B1:grapherror.B1" chart:data-source-has-labels="row" svg:x="1.637cm" svg:y="2.633cm" svg:width="29.068cm" svg:height="12.551cm">
          <chartooo:coordinate-region svg:x="2.735cm" svg:y="2.833cm" svg:width="27.413cm" svg:height="11.704cm"/>
          <chart:axis chart:dimension="x" chart:name="primary-x" chart:style-name="ch6">
            <chart:title svg:x="15.307cm" svg:y="15.529cm" chart:style-name="ch7">
              <text:p>Test Cases</text:p>
            </chart:title>
            <chart:grid chart:style-name="ch8" chart:class="major"/>
          </chart:axis>
          <chart:axis chart:dimension="y" chart:name="primary-y" chart:style-name="ch6">
            <chart:title svg:x="0.451cm" svg:y="10.817cm" chart:style-name="ch9">
              <text:p>Frobenius Error Averages</text:p>
            </chart:title>
            <chart:grid chart:style-name="ch8" chart:class="major"/>
          </chart:axis>
          <chart:series chart:style-name="ch10" chart:values-cell-range-address="grapherror.B2:grapherror.B10" chart:label-cell-address="grapherror.B1:grapherror.B1" chart:class="chart:scatter">
            <chart:domain table:cell-range-address="grapherror.A2:grapherror.A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Averages</text:p>
                <draw:g>
                  <svg:desc>grapherror.B1:grapherr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grapherror.A2:grapherror.A10</svg:desc>
                </draw:g>
              </table:table-cell>
              <table:table-cell office:value-type="float" office:value="0.0153779899053532">
                <text:p>0.0153779899053532</text:p>
                <draw:g>
                  <svg:desc>grapherror.B2:grapherror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915281048881423">
                <text:p>0.00915281048881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577004497637773">
                <text:p>0.0057700449763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042542862357999">
                <text:p>0.0042542862357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00326411317352793">
                <text:p>0.00326411317352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032839160069786">
                <text:p>0.003283916006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0">
                <text:p>65000</text:p>
              </table:table-cell>
              <table:table-cell office:value-type="float" office:value="0.00231051462811441">
                <text:p>0.00231051462811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0193860007481156">
                <text:p>0.00193860007481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164885625402949">
                <text:p>0.0016488562540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86cm" svg:height="15.832cm" xlink:href=".." xlink:type="simple" chart:class="chart:scatter" chart:style-name="ch1">
        <chart:title svg:x="11.241cm" svg:y="0.634cm" chart:style-name="ch2">
          <text:p>ICA Error Analysis of a Gumbel Distribution</text:p>
        </chart:title>
        <chart:subtitle svg:x="14.498cm" svg:y="1.547cm" chart:style-name="ch3">
          <text:p>Ryan Rosiak</text:p>
        </chart:subtitle>
        <chart:legend chart:legend-position="bottom" svg:x="13.975cm" svg:y="15.233cm" style:legend-expansion="wide" chart:style-name="ch4"/>
        <chart:plot-area chart:style-name="ch5" table:cell-range-address="grapherror.A42:grapherror.B51" chart:data-source-has-labels="row" svg:x="1.638cm" svg:y="2.546cm" svg:width="29.121cm" svg:height="11.206cm">
          <chartooo:coordinate-region svg:x="2.55cm" svg:y="2.745cm" svg:width="27.653cm" svg:height="10.36cm"/>
          <chart:axis chart:dimension="x" chart:name="primary-x" chart:style-name="ch6">
            <chart:title svg:x="15.334cm" svg:y="14.068cm" chart:style-name="ch7">
              <text:p>Test Cases</text:p>
            </chart:title>
            <chart:grid chart:style-name="ch8" chart:class="major"/>
          </chart:axis>
          <chart:axis chart:dimension="y" chart:name="primary-y" chart:style-name="ch6">
            <chart:title svg:x="0.451cm" svg:y="10.058cm" chart:style-name="ch9">
              <text:p>Frobenius Error Averages</text:p>
            </chart:title>
            <chart:grid chart:style-name="ch8" chart:class="major"/>
          </chart:axis>
          <chart:series chart:style-name="ch10" chart:values-cell-range-address="grapherror.B43:grapherror.B51" chart:label-cell-address="grapherror.B42:grapherror.B42" chart:class="chart:scatter">
            <chart:domain table:cell-range-address="grapherror.A43:grapherror.A51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Averages</text:p>
                <draw:g>
                  <svg:desc>grapherror.B42:grapherror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grapherror.A43:grapherror.A51</svg:desc>
                </draw:g>
              </table:table-cell>
              <table:table-cell office:value-type="float" office:value="0.0939411713153983">
                <text:p>0.0939411713153983</text:p>
                <draw:g>
                  <svg:desc>grapherror.B43:grapherror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72524863901999">
                <text:p>0.17252486390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79119983710651">
                <text:p>0.179119983710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207971677839251">
                <text:p>0.207971677839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180606051077877">
                <text:p>0.180606051077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194529150684818">
                <text:p>0.194529150684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0">
                <text:p>65000</text:p>
              </table:table-cell>
              <table:table-cell office:value-type="float" office:value="0.201072978921361">
                <text:p>0.201072978921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141241603104703">
                <text:p>0.141241603104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224316009785656">
                <text:p>0.224316009785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51cm" svg:height="17.803cm" xlink:href=".." xlink:type="simple" chart:class="chart:scatter" chart:style-name="ch1">
        <chart:title svg:x="11.429cm" svg:y="0.492cm" chart:style-name="ch2">
          <text:p>ICA Error Analysis of a Logistic Distribution</text:p>
        </chart:title>
        <chart:subtitle svg:x="14.63cm" svg:y="1.627cm" chart:style-name="ch3">
          <text:p>Ryan Rosiak</text:p>
        </chart:subtitle>
        <chart:legend chart:legend-position="bottom" svg:x="14.107cm" svg:y="17.204cm" style:legend-expansion="wide" chart:style-name="ch4"/>
        <chart:plot-area chart:style-name="ch5" table:cell-range-address="grapherror.A80:grapherror.B89" chart:data-source-has-labels="row" svg:x="1.644cm" svg:y="2.666cm" svg:width="29.374cm" svg:height="13.017cm">
          <chartooo:coordinate-region svg:x="2.556cm" svg:y="2.865cm" svg:width="27.905cm" svg:height="12.171cm"/>
          <chart:axis chart:dimension="x" chart:name="primary-x" chart:style-name="ch6">
            <chart:title svg:x="15.467cm" svg:y="16.039cm" chart:style-name="ch7">
              <text:p>Test Cases</text:p>
            </chart:title>
            <chart:grid chart:style-name="ch8" chart:class="major"/>
          </chart:axis>
          <chart:axis chart:dimension="y" chart:name="primary-y" chart:style-name="ch6">
            <chart:title svg:x="0.451cm" svg:y="11.004cm" chart:style-name="ch9">
              <text:p>Frobenius Error Average</text:p>
            </chart:title>
            <chart:grid chart:style-name="ch8" chart:class="major"/>
          </chart:axis>
          <chart:series chart:style-name="ch10" chart:values-cell-range-address="grapherror.B81:grapherror.B89" chart:label-cell-address="grapherror.B80:grapherror.B80" chart:class="chart:scatter">
            <chart:domain table:cell-range-address="grapherror.A81:grapherror.A89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Averages</text:p>
                <draw:g>
                  <svg:desc>grapherror.B80:grapherror.B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grapherror.A81:grapherror.A89</svg:desc>
                </draw:g>
              </table:table-cell>
              <table:table-cell office:value-type="float" office:value="0.0536170564367788">
                <text:p>0.0536170564367788</text:p>
                <draw:g>
                  <svg:desc>grapherror.B81:grapherror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279825050174895">
                <text:p>0.0279825050174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187049418939393">
                <text:p>0.0187049418939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187251420645614">
                <text:p>0.0187251420645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0122246208603721">
                <text:p>0.0122246208603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0900899284857232">
                <text:p>0.00900899284857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0">
                <text:p>65000</text:p>
              </table:table-cell>
              <table:table-cell office:value-type="float" office:value="0.00591790187460576">
                <text:p>0.0059179018746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0672592379672595">
                <text:p>0.00672592379672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792963469915901">
                <text:p>0.00792963469915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81cm" svg:height="17.652cm" xlink:href=".." xlink:type="simple" chart:class="chart:scatter" chart:style-name="ch1">
        <chart:title svg:x="11.294cm" svg:y="0.489cm" chart:style-name="ch2">
          <text:p>ICA Error Analysis of a Laplace Distribution</text:p>
        </chart:title>
        <chart:subtitle svg:x="14.495cm" svg:y="1.621cm" chart:style-name="ch3">
          <text:p>Ryan Rosiak</text:p>
        </chart:subtitle>
        <chart:legend chart:legend-position="bottom" svg:x="13.972cm" svg:y="17.053cm" style:legend-expansion="wide" chart:style-name="ch4"/>
        <chart:plot-area chart:style-name="ch5" table:cell-range-address="grapherror.A122:grapherror.B131" chart:data-source-has-labels="row" svg:x="1.638cm" svg:y="2.657cm" svg:width="29.116cm" svg:height="12.878cm">
          <chartooo:coordinate-region svg:x="2.55cm" svg:y="2.856cm" svg:width="27.648cm" svg:height="12.032cm"/>
          <chart:axis chart:dimension="x" chart:name="primary-x" chart:style-name="ch6">
            <chart:title svg:x="15.332cm" svg:y="15.888cm" chart:style-name="ch7">
              <text:p>Test Cases</text:p>
            </chart:title>
            <chart:grid chart:style-name="ch8" chart:class="major"/>
          </chart:axis>
          <chart:axis chart:dimension="y" chart:name="primary-y" chart:style-name="ch6">
            <chart:title svg:x="0.451cm" svg:y="11.005cm" chart:style-name="ch9">
              <text:p>Frobenius Error Averages</text:p>
            </chart:title>
            <chart:grid chart:style-name="ch8" chart:class="major"/>
          </chart:axis>
          <chart:series chart:style-name="ch10" chart:values-cell-range-address="grapherror.B123:grapherror.B131" chart:label-cell-address="grapherror.B122:grapherror.B122" chart:class="chart:scatter">
            <chart:domain table:cell-range-address="grapherror.A123:grapherror.A131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Averages</text:p>
                <draw:g>
                  <svg:desc>grapherror.B122:grapherror.B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grapherror.A123:grapherror.A131</svg:desc>
                </draw:g>
              </table:table-cell>
              <table:table-cell office:value-type="float" office:value="0.0907754438494385">
                <text:p>0.0907754438494385</text:p>
                <draw:g>
                  <svg:desc>grapherror.B123:grapherror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201710041966675">
                <text:p>0.0201710041966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78403056472131">
                <text:p>0.0678403056472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10941211257476">
                <text:p>0.01094121125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00701639266037702">
                <text:p>0.0070163926603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0809978102621715">
                <text:p>0.00809978102621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0">
                <text:p>65000</text:p>
              </table:table-cell>
              <table:table-cell office:value-type="float" office:value="0.00738088636848371">
                <text:p>0.00738088636848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475864499703123">
                <text:p>0.0475864499703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389240648355233">
                <text:p>0.00389240648355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31cm" svg:height="17.717cm" xlink:href=".." xlink:type="simple" chart:class="chart:scatter" chart:style-name="ch1">
        <chart:title svg:x="11.256cm" svg:y="0.49cm" chart:style-name="ch2">
          <text:p>ICA Error Analysis of a Gamma Distribution</text:p>
        </chart:title>
        <chart:subtitle svg:x="14.47cm" svg:y="1.623cm" chart:style-name="ch3">
          <text:p>Ryan Rosiak</text:p>
        </chart:subtitle>
        <chart:legend chart:legend-position="bottom" svg:x="13.947cm" svg:y="17.118cm" style:legend-expansion="wide" chart:style-name="ch4"/>
        <chart:plot-area chart:style-name="ch5" table:cell-range-address="grapherror.A164:grapherror.B173" chart:data-source-has-labels="row" svg:x="1.637cm" svg:y="2.66cm" svg:width="29.068cm" svg:height="12.939cm">
          <chartooo:coordinate-region svg:x="2.549cm" svg:y="2.859cm" svg:width="27.6cm" svg:height="12.093cm"/>
          <chart:axis chart:dimension="x" chart:name="primary-x" chart:style-name="ch6">
            <chart:title svg:x="15.307cm" svg:y="15.953cm" chart:style-name="ch7">
              <text:p>Test Cases</text:p>
            </chart:title>
            <chart:grid chart:style-name="ch8" chart:class="major"/>
          </chart:axis>
          <chart:axis chart:dimension="y" chart:name="primary-y" chart:style-name="ch6">
            <chart:title svg:x="0.451cm" svg:y="11.038cm" chart:style-name="ch9">
              <text:p>Frobenius Error Averages</text:p>
            </chart:title>
            <chart:grid chart:style-name="ch8" chart:class="major"/>
          </chart:axis>
          <chart:series chart:style-name="ch10" chart:values-cell-range-address="grapherror.B165:grapherror.B173" chart:label-cell-address="grapherror.B164:grapherror.B164" chart:class="chart:scatter">
            <chart:domain table:cell-range-address="grapherror.A165:grapherror.A173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Averages</text:p>
                <draw:g>
                  <svg:desc>grapherror.B164:grapherror.B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grapherror.A165:grapherror.A173</svg:desc>
                </draw:g>
              </table:table-cell>
              <table:table-cell office:value-type="float" office:value="0.31928141493261">
                <text:p>0.31928141493261</text:p>
                <draw:g>
                  <svg:desc>grapherror.B165:grapherror.B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274512693405787">
                <text:p>0.274512693405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320075630492876">
                <text:p>0.320075630492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285757490745997">
                <text:p>0.28575749074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">
                <text:p>35000</text:p>
              </table:table-cell>
              <table:table-cell office:value-type="float" office:value="0.231488739698747">
                <text:p>0.231488739698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290268762521145">
                <text:p>0.290268762521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0">
                <text:p>65000</text:p>
              </table:table-cell>
              <table:table-cell office:value-type="float" office:value="0.356078602871809">
                <text:p>0.356078602871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321028305904217">
                <text:p>0.321028305904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214976064417308">
                <text:p>0.214976064417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